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auto"/>
      <style:text-properties fo:color="#000000" style:font-name="Times New Roman" fo:language="en" fo:country="GB" style:font-name-complex="Times New Roman1"/>
    </style:style>
    <style:style style:name="P6" style:family="paragraph" style:parent-style-name="Text_20_body">
      <style:paragraph-properties fo:line-height="150%" fo:text-align="start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style:language-asian="fr" style:country-asian="FR" style:font-name-complex="Times New Roman1"/>
    </style:style>
    <style:style style:name="T2" style:family="text">
      <style:text-properties style:font-name="Times New Roman" fo:font-style="italic" style:language-asian="fr" style:country-asian="FR" style:font-style-asian="italic" style:font-name-complex="Times New Roman1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pyeditor : Mathilde Nicolas. </text:p>
      <text:p text:style-name="Standard">Creator: Renaudot, Théophraste (1586-1653). </text:p>
      <text:p text:style-name="Standard">Title: Gazette.</text:p>
      <text:p text:style-name="Standard">Date : 1664/05/10. <text:s/></text:p>
      <text:p text:style-name="Standard"><text:span text:style-name="T1">Bibl: Renaudot </text:span><text:bookmark text:name="_GoBack"/><text:span text:style-name="T1">Théophraste, </text:span><text:span text:style-name="T2">Recueil des gazettes nouvelles, ordinaires et extraordinaires. Relations et récits des choses avenues tant en ce royaume qu'ailleurs, pendant l'année mil six cent soixante-quatre.</text:span><text:span text:style-name="T1">, Paris, Bureau d’adresse, 1664.</text:span></text:p>
      <text:p text:style-name="P1"/>
      <text:p text:style-name="P4"><text:span text:style-name="_3c_pb_3e_">456</text:span></text:p>
      <text:p text:style-name="P6"><text:span text:style-name="_3c_date_3e_">Le premier du Courant</text:span>, <text:span text:style-name="_3c_persName_3e_">Leurs Majestez</text:span>, avec lesquelles<text:line-break/>estoyent <text:span text:style-name="_3c_persName_3e_">Monseigneur le Dauphin</text:span>, <text:span text:style-name="_3c_persName_3e_">Monsieur</text:span>, &amp; <text:span text:style-name="_3c_persName_3e_">Madame</text:span>,<text:line-break/>arrivérent sur <office:annotation office:name="__Annotation__276_18480221"><dc:creator>Auteur inconnu</dc:creator><dc:date>2020-02-13T13:26:13.22</dc:date><text:p text:style-name="P7"><text:span text:style-name="T3">Identification des heures avec la balise « date ». Quel moyen pour l'identifier plus clairement ?</text:span></text:p></office:annotation><text:span text:style-name="_3c_date_3e_">les 6 heures</text:span><office:annotation-end office:name="__Annotation__276_18480221"/> à <text:span text:style-name="_3c_placeName_3e_">S. Cloud</text:span> : la <text:span text:style-name="_3c_persName_3e_">Reyne Mére</text:span> ayant<text:line-break/>oüi Vespres au <text:span text:style-name="_3c_placeName_3e_">Couvent des Religieuses de Challiot</text:span>.<text:line-break/><text:span text:style-name="_3c_date_3e_">Le 2</text:span>, la Cour prit le divertissement de <text:span text:style-name="_3c_tech_3e_">la Promenade</text:span> dans<text:line-break/>le délicieux <text:span text:style-name="_3c_placeName_3e_">Jardin de cette belle Maison</text:span> : <text:span text:style-name="_3c_persName_3e_">les Reynes</text:span> en<text:line-break/><text:span text:style-name="_3c_tech_3e_">chaise</text:span>, &amp; <text:span text:style-name="_3c_persName_3e_">les Dames</text:span> en <text:span text:style-name="_3c_tech_3e_">Caléche</text:span>.<text:line-break/><text:span text:style-name="_3c_date_3e_">Le 3</text:span>, ces <text:span text:style-name="_3c_persName_3e_">Princesses</text:span>, accompagnées de <text:span text:style-name="_3c_persName_3e_">Monsieur</text:span>, allérent<text:line-break/>oüir Messe au <text:span text:style-name="_3c_placeName_3e_">Mont Valérien</text:span>, à cause de la Feste de l'Inven-<text:line-break/>tion de Sainte Croix: &amp; le lendemain, <text:span text:style-name="_3c_date_3e_">premier Dimanche<text:line-break/>du mois</text:span>, Elles firent leurs dévotions au <text:span text:style-name="_3c_placeName_3e_">Monastére des Ursu-<text:line-break/>lines de S. Cloud</text:span>.</text:p>
      <text:p text:style-name="P6"><text:span text:style-name="_3c_date_3e_">Le 4</text:span>, <text:span text:style-name="_3c_persName_3e_">Leurs Majestez</text:span> furent diverties par la <text:span text:style-name="_3c_date_3e_">Comédie<text:line-break/>Françoise</text:span>: &amp; <text:span text:style-name="_3c_persName_3e_">le Roy</text:span> ayant ces jours là , traité toute la<text:line-break/>Cour, avec une magnificence singuliére, Elles en partirent<text:line-break/><text:span text:style-name="_3c_date_3e_">le 5</text:span>, pour aller à <text:span text:style-name="_3c_placeName_3e_">Versailles</text:span>, prendre les divertissemens qui<text:line-break/>leur y estoyent préparez sous le titre des Plaisir de l’Isle en-<text:line-break/>chantée, &amp; qu'on avoit partagez en trois Journées.</text:p>
      <text:p text:style-name="P6">Le premier, qui estoit une <text:span text:style-name="_3c_tech_3e_">Course de Bague</text:span>, se donna<text:span text:style-name="_3c_date_3e_"> le<text:line-break/>7</text:span>, sur <office:annotation office:name="__Annotation__277_18480221"><dc:creator>Auteur inconnu</dc:creator><dc:date>2020-02-13T13:29:52.23</dc:date><text:p text:style-name="P7"><text:span text:style-name="T3">Même question que plus haut, identification des heures. </text:span></text:p><text:p text:style-name="P7"><text:span text:style-name="T3"/></text:p></office:annotation><text:span text:style-name="_3c_date_3e_">les six heures du soir</text:span><office:annotation-end office:name="__Annotation__277_18480221"/> : &amp; <text:span text:style-name="_3c_persName_3e_">tous les Chevaliers</text:span> s'y estans<text:line-break/>signalez, le <text:span text:style-name="_3c_persName_3e_">Marquis de la Valliére</text:span> l'emporta, &amp; eut l'hon-<text:line-break/>neur d'en recevoir le Prix des mains de <text:span text:style-name="_3c_persName_3e_">la Reyne Mére</text:span>, qui<text:line-break/>estoit une Epée enrichie de Diamans. La nuit estant surve-<text:line-break/>nuë, il parut <text:span text:style-name="_3c_tech_3e_">plus de deux mille lumiéres</text:span>, à la clarté desquel-<text:line-break/>1es on servit un superbe <text:span text:style-name="_3c_tech_3e_">Festin de plus de 40 Bassins de vian-<text:line-break/>de, &amp; d'autant de Pyramides</text:span> : <text:span text:style-name="_3c_persName_3e_">Leurs Majestez</text:span> estans accom-<text:line-break/><text:soft-page-break/>pagnées à Table, de grand nombre des <text:span text:style-name="_3c_persName_3e_">principales Dames<text:line-break/></text:span>fort bien parées.</text:p>
      <text:p text:style-name="P6"><text:span text:style-name="_3c_date_3e_">Le 8</text:span>, il y eut pour la seconde Journée, <text:span text:style-name="_3c_tech_3e_">Comédie Fran-<text:line-break/>çoise</text:span>, entremeslée de <text:span text:style-name="_3c_tech_3e_">Concerts</text:span>, de <text:span text:style-name="_3c_tech_3e_">Récits</text:span>, &amp; <text:span text:style-name="_3c_tech_3e_">d’Entrées de<text:line-break/>Balet</text:span>, ainsi que vous verrez ailleurs, dans le détail de tous<text:line-break/>ces agréables divertissemens, qui se terminérent hier, par<text:line-break/>un <text:span text:style-name="_3c_tech_3e_">Balet sur l'eau</text:span>, &amp; un tres beau <text:span text:style-name="_3c_tech_3e_">feu d'Artifice</text:span>.</text:p>
      <text:p text:style-name="_3c_byline_3e_">A Paris, du Bureau d’Adresse, aux Galleries du .Louvre,</text:p>
      <text:p text:style-name="_3c_byline_3e_">devant la ruë S.Thomas, le 10 May 1664.</text:p>
      <text:p text:style-name="_3c_byline_3e_">Avec Privilége.</text:p>
      <text:p text:style-name="P2"/>
      <text:p text:style-name="P2"/>
      <text:p text:style-name="P2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2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10</meta:editing-cycles>
    <meta:creation-date>2020-02-08T14:23:00</meta:creation-date>
    <dc:date>2020-02-13T13:32:28.24</dc:date>
    <meta:editing-duration>PT36M44S</meta:editing-duration>
    <meta:generator>OpenOffice/4.1.6$Win32 OpenOffice.org_project/416m1$Build-9790</meta:generator>
    <meta:document-statistic meta:table-count="0" meta:image-count="0" meta:object-count="0" meta:page-count="2" meta:paragraph-count="24" meta:word-count="451" meta:character-count="26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